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c015" officeooo:paragraph-rsid="0002c015" style:font-weight-asian="bold" style:font-weight-complex="bold"/>
    </style:style>
    <style:style style:name="P2" style:family="paragraph" style:parent-style-name="Standard">
      <style:text-properties fo:font-size="16pt" officeooo:rsid="0002c015" officeooo:paragraph-rsid="0002c015" style:font-size-asian="16pt" style:font-size-complex="16pt"/>
    </style:style>
    <style:style style:name="P3" style:family="paragraph" style:parent-style-name="Standard">
      <style:text-properties fo:font-size="16pt" officeooo:rsid="0003d95e" officeooo:paragraph-rsid="0003d95e" style:font-size-asian="16pt" style:font-size-complex="16pt"/>
    </style:style>
    <style:style style:name="P4" style:family="paragraph" style:parent-style-name="Standard">
      <style:text-properties fo:font-size="24pt" fo:font-weight="bold" officeooo:rsid="0003d95e" officeooo:paragraph-rsid="0003d95e" style:font-size-asian="24pt" style:font-weight-asian="bold" style:font-size-complex="2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language-asian="zh" style:country-asian="CN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<text:span text:style-name="T3">/ 创建属性集合，注意属性类不支持泛型</text:span></text:p>
      <text:p text:style-name="P2"><text:s text:c="8"/>Properties po=new Properties();</text:p>
      <text:p text:style-name="P2"><text:s text:c="2"/><text:span text:style-name="T2"><text:s/>//将键值对放入属性集合中</text:span></text:p>
      <text:p text:style-name="P2"><text:s text:c="8"/>po.setProperty("name", "张三");</text:p>
      <text:p text:style-name="P2"><text:s text:c="8"/>po.setProperty("age", "14");</text:p>
      <text:p text:style-name="P2"><text:s text:c="8"/>po.setProperty("gender", "男");</text:p>
      <text:p text:style-name="P2"><text:s text:c="8"/>System.out.println(po);</text:p>
      <text:p text:style-name="P2"><text:s/><text:span text:style-name="T2"><text:s/>//通过key取得键相对应的值</text:span></text:p>
      <text:p text:style-name="P2"><text:s text:c="8"/>String name=po.getProperty("name");</text:p>
      <text:p text:style-name="P2"><text:s text:c="8"/>String age=po.getProperty("age");</text:p>
      <text:p text:style-name="P2"><text:s text:c="8"/>String gender=po.getProperty("gender");</text:p>
      <text:p text:style-name="P2"><text:s text:c="8"/>System.out.println(name+age+gender);</text:p>
      <text:p text:style-name="P2"><text:s text:c="4"/></text:p>
      <text:p text:style-name="P2"><text:s/><text:span text:style-name="T5"><text:s text:c="3"/>属性集合放入到打印流中</text:span></text:p>
      <text:p text:style-name="P2">// 创建属性集合，注意属性类不支持泛型</text:p>
      <text:p text:style-name="P2"><text:s text:c="8"/>Properties po=new Properties();</text:p>
      <text:p text:style-name="P2"><text:s text:c="8"/>po.setProperty("name", "张三");</text:p>
      <text:p text:style-name="P2"><text:s text:c="8"/>po.setProperty("age", "14");</text:p>
      <text:p text:style-name="P2"><text:s text:c="8"/>po.setProperty("gender", "男");</text:p>
      <text:p text:style-name="P2"><text:s text:c="7"/>//创建打印流</text:p>
      <text:p text:style-name="P2"><text:s text:c="8"/>PrintWriter pw=null;</text:p>
      <text:p text:style-name="P2"><text:tab/><text:tab/><text:tab/>try {</text:p>
      <text:p text:style-name="P2"><text:tab/><text:tab/><text:tab/><text:tab/>pw=new PrintWriter("po.txt");</text:p>
      <text:p text:style-name="P2"><text:tab/><text:tab/><text:tab/><text:tab/>//将属性集合放入到打印流中</text:p>
      <text:p text:style-name="P2"><text:tab/><text:tab/><text:tab/><text:tab/>po.list(pw);</text:p>
      <text:p text:style-name="P2"><text:tab/><text:tab/><text:tab/>} catch (IOException e) {</text:p>
      <text:p text:style-name="P2"><text:tab/><text:tab/><text:tab/><text:tab/>// TODO Auto-generated catch block</text:p>
      <text:p text:style-name="P2"><text:tab/><text:tab/><text:tab/><text:tab/>e.printStackTrace();</text:p>
      <text:p text:style-name="P2"><text:tab/><text:tab/><text:tab/>}finally{</text:p>
      <text:p text:style-name="P2"><text:tab/><text:tab/><text:tab/><text:tab/>if(pw!=null){</text:p>
      <text:p text:style-name="P2"><text:tab/><text:tab/><text:tab/><text:tab/><text:tab/>pw.close();</text:p>
      <text:p text:style-name="P2"><text:tab/><text:tab/><text:tab/><text:tab/>}</text:p>
      <text:p text:style-name="P2"><text:tab/><text:tab/><text:tab/>}</text:p>
      <text:p text:style-name="P2"><text:tab/>}</text:p>
      <text:p text:style-name="P4"><text:s/>* 把属性集合存储到输出流中，存储到文件中</text:p>
      <text:p text:style-name="P3"><text:tab/> */</text:p>
      <text:p text:style-name="P3"><text:tab/>public static void main(String[] args) {</text:p>
      <text:p text:style-name="P3"><text:tab/><text:tab/>// 创建属性集合，注意属性类不支持泛型</text:p>
      <text:p text:style-name="P3"><text:soft-page-break/><text:s text:c="8"/>Properties po=new Properties();</text:p>
      <text:p text:style-name="P3"><text:s text:c="8"/>po.setProperty("name", "张三");</text:p>
      <text:p text:style-name="P3"><text:s text:c="8"/>po.setProperty("age", "14");</text:p>
      <text:p text:style-name="P3"><text:s text:c="8"/>po.setProperty("gender", "男");</text:p>
      <text:p text:style-name="P3"><text:s text:c="8"/>FileWriter fw=null;</text:p>
      <text:p text:style-name="P3"><text:s text:c="8"/>try {</text:p>
      <text:p text:style-name="P3"><text:s text:c="8"/><text:tab/>fw=new FileWriter("po1.txt");</text:p>
      <text:p text:style-name="P3"><text:s text:c="8"/><text:tab/>//把属性集合存储到输出流中</text:p>
      <text:p text:style-name="P3"><text:tab/><text:tab/><text:tab/>po.store(fw, null);</text:p>
      <text:p text:style-name="P3"><text:tab/><text:tab/>} catch (FileNotFoundException e) {</text:p>
      <text:p text:style-name="P3"><text:tab/><text:tab/><text:tab/>e.printStackTrace();</text:p>
      <text:p text:style-name="P3"><text:tab/><text:tab/>}catch (IOException e){</text:p>
      <text:p text:style-name="P3"><text:tab/><text:tab/><text:tab/>e.printStackTrace();</text:p>
      <text:p text:style-name="P3"><text:tab/><text:tab/>}finally{</text:p>
      <text:p text:style-name="P3"><text:tab/><text:tab/><text:tab/>if(fw!=null){</text:p>
      <text:p text:style-name="P3"><text:tab/><text:tab/><text:tab/><text:tab/>try {</text:p>
      <text:p text:style-name="P3"><text:tab/><text:tab/><text:tab/><text:tab/><text:tab/>fw.close();</text:p>
      <text:p text:style-name="P3"><text:tab/><text:tab/><text:tab/><text:tab/>} catch (IOException e) {</text:p>
      <text:p text:style-name="P3"><text:tab/><text:tab/><text:tab/><text:tab/><text:tab/>// TODO Auto-generated catch block</text:p>
      <text:p text:style-name="P3"><text:tab/><text:tab/><text:tab/><text:tab/><text:tab/>e.printStackTrace()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4">* 读取文件中的属性集合到控制台</text:p>
      <text:p text:style-name="P3"><text:tab/> */</text:p>
      <text:p text:style-name="P3"><text:tab/>public static void main(String[] args) {</text:p>
      <text:p text:style-name="P3"><text:tab/><text:tab/>// 创建属性集合，注意属性类不支持泛型</text:p>
      <text:p text:style-name="P3"><text:s text:c="8"/>Properties po=new Properties();</text:p>
      <text:p text:style-name="P3"><text:s text:c="8"/>FileReader fr=null;</text:p>
      <text:p text:style-name="P3"><text:s text:c="8"/>try {</text:p>
      <text:p text:style-name="P3"><text:s text:c="8"/><text:tab/></text:p>
      <text:p text:style-name="P3"><text:tab/><text:tab/><text:tab/> fr=new FileReader("po.txt");</text:p>
      <text:p text:style-name="P3"><text:tab/><text:tab/><text:tab/>//把属性流数据读取的Propertirs的对象中</text:p>
      <text:p text:style-name="P3"><text:tab/><text:tab/><text:tab/>po.load(fr);</text:p>
      <text:p text:style-name="P3"><text:tab/><text:tab/><text:tab/>//获取数据</text:p>
      <text:p text:style-name="P3"><text:tab/><text:tab/><text:tab/>String name=po.getProperty("name");</text:p>
      <text:p text:style-name="P3"><text:tab/><text:tab/><text:tab/>String age=po.getProperty("age");</text:p>
      <text:p text:style-name="P3"><text:tab/><text:tab/><text:tab/>String gender=po.getProperty("gender");</text:p>
      <text:p text:style-name="P3"><text:soft-page-break/><text:tab/><text:tab/><text:tab/>System.out.println(name+age+gender);</text:p>
      <text:p text:style-name="P3"><text:tab/><text:tab/>} catch (FileNotFoundException e) {</text:p>
      <text:p text:style-name="P3"><text:tab/><text:tab/><text:tab/>// TODO Auto-generated catch block</text:p>
      <text:p text:style-name="P3"><text:tab/><text:tab/><text:tab/>e.printStackTrace();</text:p>
      <text:p text:style-name="P3"><text:tab/><text:tab/>}catch (IOException e){</text:p>
      <text:p text:style-name="P3"><text:tab/><text:tab/><text:tab/>e.printStackTrace();</text:p>
      <text:p text:style-name="P3"><text:tab/><text:tab/>}finally{</text:p>
      <text:p text:style-name="P3"><text:tab/><text:tab/><text:tab/>if(fr!=null){</text:p>
      <text:p text:style-name="P3"><text:tab/><text:tab/><text:tab/><text:tab/>try {</text:p>
      <text:p text:style-name="P3"><text:tab/><text:tab/><text:tab/><text:tab/><text:tab/>fr.close();</text:p>
      <text:p text:style-name="P3"><text:tab/><text:tab/><text:tab/><text:tab/>} catch (IOException e) {</text:p>
      <text:p text:style-name="P3"><text:tab/><text:tab/><text:tab/><text:tab/><text:tab/>// TODO Auto-generated catch block</text:p>
      <text:p text:style-name="P3"><text:tab/><text:tab/><text:tab/><text:tab/><text:tab/>e.printStackTrace()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44S</meta:editing-duration>
    <meta:editing-cycles>3</meta:editing-cycles>
    <meta:generator>LibreOffice/5.3.0.3$Windows_X86_64 LibreOffice_project/7074905676c47b82bbcfbea1aeefc84afe1c50e1</meta:generator>
    <dc:date>2017-12-31T11:55:24.675000000</dc:date>
    <meta:document-statistic meta:table-count="0" meta:image-count="0" meta:object-count="0" meta:page-count="3" meta:paragraph-count="95" meta:word-count="373" meta:character-count="2205" meta:non-whitespace-character-count="1699"/>
    <meta:user-defined meta:name="Info 1"/>
    <meta:user-defined meta:name="Info 2"/>
    <meta:user-defined meta:name="Info 3"/>
    <meta:user-defined meta:name="Info 4"/>
  </office:meta>
</office:document-meta>
</file>